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1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1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0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0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0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0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0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544" calcext:value-type="float">
            <text:p>51.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0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0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0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2416" calcext:value-type="float">
            <text:p>48.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199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199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5896" calcext:value-type="float">
            <text:p>47.9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199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1344" calcext:value-type="float">
            <text:p>48.0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199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199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</text:p>
          </table:table-cell>
          <table:table-cell office:value-type="string" calcext:value-type="string">
            <text:p>NHP-FR-059</text:p>
          </table:table-cell>
          <table:table-cell office:value-type="string" calcext:value-type="string">
            <text:p>196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